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cc" draw:textarea-horizontal-align="justify" draw:textarea-vertical-align="middle" draw:auto-grow-height="false" fo:min-height="0.258cm" fo:min-width="4.58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0.258cm" fo:min-width="4.58cm"/>
    </style:style>
    <style:style style:name="gr3" style:family="graphic" style:parent-style-name="standard">
      <style:graphic-properties draw:marker-end="Rounded_20_short_20_Arrow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false" draw:auto-grow-width="true" fo:min-height="0.239cm" fo:min-width="0.973cm"/>
    </style:style>
    <style:style style:name="gr5" style:family="graphic" style:parent-style-name="standard">
      <style:graphic-properties draw:stroke="none" svg:stroke-color="#000000" draw:fill="none" draw:fill-color="#ffffff" draw:auto-grow-height="false" draw:auto-grow-width="true" fo:min-height="0.239cm" fo:min-width="1.17cm"/>
    </style:style>
    <style:style style:name="gr6" style:family="graphic" style:parent-style-name="standard">
      <style:graphic-properties draw:fill-color="#ffcccc" draw:fill-image-width="0cm" draw:fill-image-height="0cm" draw:textarea-horizontal-align="justify" draw:textarea-vertical-align="middle" draw:auto-grow-height="false" fo:min-height="0.258cm" fo:min-width="4.58cm"/>
    </style:style>
    <style:style style:name="gr7" style:family="graphic" style:parent-style-name="standard">
      <style:graphic-properties draw:fill-color="#ffcccc" draw:textarea-horizontal-align="justify" draw:textarea-vertical-align="middle" draw:auto-grow-height="false" fo:min-height="0.258cm" fo:min-width="4.58cm"/>
    </style:style>
    <style:style style:name="gr8" style:family="graphic" style:parent-style-name="standard">
      <style:graphic-properties draw:stroke="none" svg:stroke-color="#000000" draw:fill="none" draw:fill-color="#ffffff" draw:auto-grow-height="false" draw:auto-grow-width="true" fo:min-height="0.239cm" fo:min-width="1.052cm"/>
    </style:style>
    <style:style style:name="gr9" style:family="graphic" style:parent-style-name="standard">
      <style:graphic-properties draw:fill-color="#99ccff" draw:textarea-horizontal-align="justify" draw:textarea-vertical-align="middle" draw:auto-grow-height="false" fo:min-height="0.258cm" fo:min-width="4.58cm"/>
    </style:style>
    <style:style style:name="gr10" style:family="graphic" style:parent-style-name="standard">
      <style:graphic-properties draw:fill-color="#ffcccc" draw:textarea-horizontal-align="justify" draw:textarea-vertical-align="middle" draw:auto-grow-height="false" fo:min-height="0.004cm" fo:min-width="0.516cm"/>
    </style:style>
    <style:style style:name="gr11" style:family="graphic" style:parent-style-name="standard">
      <style:graphic-properties draw:fill-color="#99ccff" draw:textarea-horizontal-align="justify" draw:textarea-vertical-align="middle" draw:auto-grow-height="false" fo:min-height="0.004cm" fo:min-width="0.516cm"/>
    </style:style>
    <style:style style:name="gr12" style:family="graphic" style:parent-style-name="standard">
      <style:graphic-properties draw:fill-color="#ccccff" draw:textarea-horizontal-align="justify" draw:textarea-vertical-align="middle" draw:auto-grow-height="false" fo:min-height="0.258cm" fo:min-width="4.58cm"/>
    </style:style>
    <style:style style:name="gr13" style:family="graphic" style:parent-style-name="standard">
      <style:graphic-properties draw:fill-color="#ccccff" draw:textarea-horizontal-align="justify" draw:textarea-vertical-align="middle" draw:auto-grow-height="false" fo:min-height="0.004cm" fo:min-width="0.516cm"/>
    </style:style>
    <style:style style:name="gr14" style:family="graphic" style:parent-style-name="standard">
      <style:graphic-properties draw:fill-color="#ccccff" draw:textarea-horizontal-align="justify" draw:textarea-vertical-align="middle" draw:auto-grow-height="false" fo:min-height="0.258cm" fo:min-width="3.31cm"/>
    </style:style>
    <style:style style:name="gr15" style:family="graphic" style:parent-style-name="standard">
      <style:graphic-properties draw:stroke="none" svg:stroke-color="#000000" draw:fill="none" draw:fill-color="#ffffff" draw:auto-grow-height="false" draw:auto-grow-width="true" fo:min-height="0.239cm" fo:min-width="0.592cm"/>
    </style:style>
    <style:style style:name="gr16" style:family="graphic" style:parent-style-name="standard">
      <style:graphic-properties draw:fill-color="#cccccc" draw:textarea-horizontal-align="justify" draw:textarea-vertical-align="middle" draw:auto-grow-height="false" fo:min-height="0.258cm" fo:min-width="2.802cm"/>
    </style:style>
    <style:style style:name="gr17" style:family="graphic" style:parent-style-name="standard">
      <style:graphic-properties draw:fill-color="#cccccc" draw:textarea-horizontal-align="justify" draw:textarea-vertical-align="middle" draw:auto-grow-height="false" fo:min-height="0.004cm" fo:min-width="2.04cm"/>
    </style:style>
    <style:style style:name="P1" style:family="paragraph">
      <style:paragraph-properties fo:text-align="center"/>
    </style:style>
    <style:style style:name="P2" style:family="paragraph">
      <loext:graphic-properties draw:fill-color="#ccffcc"/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-color="#cccccc"/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6pt" style:font-size-asian="6pt" style:font-size-complex="6pt"/>
    </style:style>
    <style:style style:name="P5" style:family="paragraph">
      <loext:graphic-properties draw:fill-color="#ffcccc" draw:fill-image-width="0cm" draw:fill-image-height="0cm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-color="#ffcccc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-color="#99ccff"/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-color="#ffcccc"/>
      <style:paragraph-properties fo:text-align="center"/>
      <style:text-properties fo:font-size="6pt" style:font-size-asian="6pt" style:font-size-complex="6pt"/>
    </style:style>
    <style:style style:name="P9" style:family="paragraph">
      <loext:graphic-properties draw:fill-color="#99ccff"/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-color="#ccccff"/>
      <style:paragraph-properties fo:text-align="center"/>
      <style:text-properties fo:font-size="8pt" style:font-size-asian="8pt" style:font-size-complex="8pt"/>
    </style:style>
    <style:style style:name="P11" style:family="paragraph">
      <loext:graphic-properties draw:fill-color="#ccccff"/>
      <style:paragraph-properties fo:text-align="center"/>
      <style:text-properties fo:font-size="6pt" style:font-size-asian="6pt" style:font-size-complex="6pt"/>
    </style:style>
    <style:style style:name="P12" style:family="paragraph">
      <style:paragraph-properties fo:text-align="center"/>
      <style:text-properties fo:font-size="8pt" style:font-size-asian="8pt" style:font-size-complex="8pt"/>
    </style:style>
    <style:style style:name="P13" style:family="paragraph">
      <loext:graphic-properties draw:fill-color="#cccccc"/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1" draw:id="id11" draw:layer="layout" svg:width="5.08cm" svg:height="0.508cm" svg:x="6.096cm" svg:y="15.494cm">
          <text:p text:style-name="P1"><text:span text:style-name="T1">Steering signal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5.08cm" svg:height="0.508cm" svg:x="3.174cm" svg:y="0.254cm">
          <text:p text:style-name="P1"><text:span text:style-name="T1">Inpu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08cm" svg:height="0.508cm" svg:x="3.175cm" svg:y="1.27cm">
          <text:p text:style-name="P1"><text:span text:style-name="T1">Normalizatio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714cm" svg:y1="0.762cm" svg:x2="5.715cm" svg:y2="1.27cm" draw:start-shape="id1" draw:start-glue-point="2" draw:end-shape="id2" draw:end-glue-point="0" svg:d="M5714 762v254h1v254" svg:viewBox="0 0 2 509">
          <text:p/>
        </draw:connector>
        <draw:frame draw:style-name="gr4" draw:text-style-name="P4" draw:layer="layout" svg:width="1.473cm" svg:height="0.508cm" svg:x="5.915cm" svg:y="0.762cm">
          <draw:text-box>
            <text:p><text:span text:style-name="T2">KxHxWx3</text:span></text:p>
          </draw:text-box>
        </draw:frame>
        <draw:connector draw:style-name="gr3" draw:text-style-name="P1" draw:layer="layout" svg:x1="5.715cm" svg:y1="1.778cm" svg:x2="5.715cm" svg:y2="2.286cm" draw:start-shape="id2" draw:start-glue-point="2" draw:end-shape="id3" draw:end-glue-point="0" svg:d="M5715 1778v508" svg:viewBox="0 0 1 509">
          <text:p/>
        </draw:connector>
        <draw:frame draw:style-name="gr5" draw:text-style-name="P4" draw:layer="layout" svg:width="1.67cm" svg:height="0.508cm" svg:x="5.915cm" svg:y="1.778cm">
          <draw:text-box>
            <text:p><text:span text:style-name="T2">Kx66x200x3</text:span></text:p>
          </draw:text-box>
        </draw:frame>
        <draw:custom-shape draw:style-name="gr6" draw:text-style-name="P5" xml:id="id3" draw:id="id3" draw:layer="layout" svg:width="5.08cm" svg:height="0.508cm" svg:x="3.175cm" svg:y="2.286cm">
          <text:p text:style-name="P1"><text:span text:style-name="T1">Convolution 5x5x24, subsample (2, 2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715cm" svg:y1="2.794cm" svg:x2="5.715cm" svg:y2="3.81cm" draw:start-shape="id3" draw:start-glue-point="2" draw:end-shape="id4" draw:end-glue-point="0" svg:d="M5715 2794v1016" svg:viewBox="0 0 1 1017">
          <text:p/>
        </draw:connector>
        <draw:frame draw:style-name="gr5" draw:text-style-name="P4" draw:layer="layout" svg:width="1.67cm" svg:height="0.508cm" svg:x="5.915cm" svg:y="3.302cm">
          <draw:text-box>
            <text:p><text:span text:style-name="T2">Kx31x98x24</text:span></text:p>
          </draw:text-box>
        </draw:frame>
        <draw:custom-shape draw:style-name="gr7" draw:text-style-name="P6" xml:id="id4" draw:id="id4" draw:layer="layout" svg:width="5.08cm" svg:height="0.508cm" svg:x="3.175cm" svg:y="3.81cm">
          <text:p text:style-name="P1"><text:span text:style-name="T1">Convolution 5x5x36, subsample (2, 2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715cm" svg:y1="4.318cm" svg:x2="5.715cm" svg:y2="5.334cm" draw:start-shape="id4" draw:start-glue-point="2" draw:end-shape="id5" draw:end-glue-point="0" svg:d="M5715 4318v1016" svg:viewBox="0 0 1 1017">
          <text:p/>
        </draw:connector>
        <draw:frame draw:style-name="gr5" draw:text-style-name="P4" draw:layer="layout" svg:width="1.67cm" svg:height="0.508cm" svg:x="5.915cm" svg:y="4.826cm">
          <draw:text-box>
            <text:p><text:span text:style-name="T2">Kx14x47x36</text:span></text:p>
          </draw:text-box>
        </draw:frame>
        <draw:custom-shape draw:style-name="gr7" draw:text-style-name="P6" xml:id="id5" draw:id="id5" draw:layer="layout" svg:width="5.08cm" svg:height="0.508cm" svg:x="3.175cm" svg:y="5.334cm">
          <text:p text:style-name="P1"><text:span text:style-name="T1">Convolution 5x5x48, subsample (2, 2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715cm" svg:y1="5.842cm" svg:x2="5.715cm" svg:y2="6.858cm" draw:start-shape="id5" draw:start-glue-point="2" draw:end-shape="id6" draw:end-glue-point="0" svg:d="M5715 5842v1016" svg:viewBox="0 0 1 1017">
          <text:p/>
        </draw:connector>
        <draw:frame draw:style-name="gr8" draw:text-style-name="P4" draw:layer="layout" svg:width="1.552cm" svg:height="0.508cm" svg:x="5.974cm" svg:y="6.35cm">
          <draw:text-box>
            <text:p><text:span text:style-name="T2">Kx5x22x48</text:span></text:p>
          </draw:text-box>
        </draw:frame>
        <draw:custom-shape draw:style-name="gr9" draw:text-style-name="P7" xml:id="id6" draw:id="id6" draw:layer="layout" svg:width="5.08cm" svg:height="0.508cm" svg:x="3.175cm" svg:y="6.858cm">
          <text:p text:style-name="P1"><text:span text:style-name="T1">Convolution 3x3x64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016cm" svg:height="0.254cm" svg:x="5.207cm" svg:y="2.921cm">
          <text:p text:style-name="P1"><text:span text:style-name="T2">ReLU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016cm" svg:height="0.254cm" svg:x="5.207cm" svg:y="4.445cm">
          <text:p text:style-name="P1"><text:span text:style-name="T2">ReLU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016cm" svg:height="0.254cm" svg:x="5.207cm" svg:y="5.969cm">
          <text:p text:style-name="P1"><text:span text:style-name="T2">ReLU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715cm" svg:y1="7.366cm" svg:x2="5.715cm" svg:y2="8.382cm" draw:start-shape="id6" draw:start-glue-point="2" draw:end-shape="id7" draw:end-glue-point="0" svg:d="M5715 7366v1016" svg:viewBox="0 0 1 1017">
          <text:p/>
        </draw:connector>
        <draw:frame draw:style-name="gr8" draw:text-style-name="P4" draw:layer="layout" svg:width="1.552cm" svg:height="0.508cm" svg:x="5.974cm" svg:y="7.874cm">
          <draw:text-box>
            <text:p><text:span text:style-name="T2">Kx3x20x64</text:span></text:p>
          </draw:text-box>
        </draw:frame>
        <draw:custom-shape draw:style-name="gr9" draw:text-style-name="P7" xml:id="id7" draw:id="id7" draw:layer="layout" svg:width="5.08cm" svg:height="0.508cm" svg:x="3.175cm" svg:y="8.382cm">
          <text:p text:style-name="P1"><text:span text:style-name="T1">Convolution 3x3x64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016cm" svg:height="0.254cm" svg:x="5.207cm" svg:y="7.493cm">
          <text:p text:style-name="P1"><text:span text:style-name="T2">ReLU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715cm" svg:y1="8.89cm" svg:x2="5.715cm" svg:y2="10.541cm" draw:start-shape="id7" draw:start-glue-point="2" draw:end-shape="id8" draw:end-glue-point="0" svg:d="M5715 8890v1651" svg:viewBox="0 0 1 1652">
          <text:p/>
        </draw:connector>
        <draw:frame draw:style-name="gr8" draw:text-style-name="P4" draw:layer="layout" svg:width="1.552cm" svg:height="0.508cm" svg:x="5.969cm" svg:y="9.271cm">
          <draw:text-box>
            <text:p><text:span text:style-name="T2">Kx1x18x64</text:span></text:p>
          </draw:text-box>
        </draw:frame>
        <draw:custom-shape draw:style-name="gr12" draw:text-style-name="P10" xml:id="id8" draw:id="id8" draw:layer="layout" svg:width="5.08cm" svg:height="0.508cm" svg:x="3.175cm" svg:y="10.541cm">
          <text:p text:style-name="P1"><text:span text:style-name="T1">Perceptron 1164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016cm" svg:height="0.254cm" svg:x="5.207cm" svg:y="9.017cm">
          <text:p text:style-name="P1"><text:span text:style-name="T2">ReLU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016cm" svg:height="0.254cm" svg:x="5.207cm" svg:y="9.779cm">
          <text:p text:style-name="P1"><text:span text:style-name="T2">flatten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73cm" svg:height="0.508cm" svg:x="6.008cm" svg:y="10.033cm">
          <draw:text-box>
            <text:p><text:span text:style-name="T2">Kx1152</text:span></text:p>
          </draw:text-box>
        </draw:frame>
        <draw:connector draw:style-name="gr3" draw:text-style-name="P1" draw:layer="layout" svg:x1="5.715cm" svg:y1="11.049cm" svg:x2="5.715cm" svg:y2="11.938cm" draw:start-shape="id8" draw:start-glue-point="2" draw:end-shape="id9" draw:end-glue-point="0" svg:d="M5715 11049v889" svg:viewBox="0 0 1 890">
          <text:p/>
        </draw:connector>
        <draw:custom-shape draw:style-name="gr13" draw:text-style-name="P11" draw:layer="layout" svg:width="1.016cm" svg:height="0.254cm" svg:x="5.207cm" svg:y="11.176cm">
          <text:p text:style-name="P1"><text:span text:style-name="T2">ReLU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73cm" svg:height="0.508cm" svg:x="6.02cm" svg:y="11.43cm">
          <draw:text-box>
            <text:p><text:span text:style-name="T2">Kx1164</text:span></text:p>
          </draw:text-box>
        </draw:frame>
        <draw:custom-shape draw:style-name="gr14" draw:text-style-name="P10" xml:id="id9" draw:id="id9" draw:layer="layout" svg:width="3.81cm" svg:height="0.508cm" svg:x="3.81cm" svg:y="11.938cm">
          <text:p text:style-name="P1"><text:span text:style-name="T1">Perceptron 2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0.254cm" svg:x1="5.715cm" svg:y1="12.446cm" svg:x2="8.636cm" svg:y2="13.97cm" draw:start-shape="id9" draw:start-glue-point="2" draw:end-shape="id10" draw:end-glue-point="0" svg:d="M5715 12446v1016h2921v508" svg:viewBox="0 0 2922 1525">
          <text:p/>
        </draw:connector>
        <draw:frame draw:style-name="gr4" draw:text-style-name="P4" draw:layer="layout" svg:width="1.473cm" svg:height="0.508cm" svg:x="5.613cm" svg:y="12.954cm">
          <draw:text-box>
            <text:p><text:span text:style-name="T2">Kx21</text:span></text:p>
          </draw:text-box>
        </draw:frame>
        <draw:connector draw:style-name="gr3" draw:text-style-name="P1" draw:layer="layout" svg:x1="8.636cm" svg:y1="14.478cm" svg:x2="8.636cm" svg:y2="15.494cm" draw:start-shape="id10" draw:start-glue-point="2" draw:end-shape="id11" draw:end-glue-point="0" svg:d="M8636 14478v1016" svg:viewBox="0 0 1 1017">
          <text:p/>
        </draw:connector>
        <draw:frame draw:style-name="gr15" draw:text-style-name="P4" draw:layer="layout" svg:width="1.092cm" svg:height="0.508cm" svg:x="8.741cm" svg:y="14.986cm">
          <draw:text-box>
            <text:p><text:span text:style-name="T2">K</text:span></text:p>
          </draw:text-box>
        </draw:frame>
        <draw:custom-shape draw:style-name="gr1" draw:text-style-name="P2" xml:id="id12" draw:id="id12" draw:layer="layout" svg:width="5.08cm" svg:height="0.508cm" svg:x="0.254cm" svg:y="15.494cm">
          <text:p text:style-name="P1"><text:span text:style-name="T1">Training Output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xml:id="id10" draw:id="id10" draw:layer="layout" svg:width="3.302cm" svg:height="0.508cm" svg:x="6.985cm" svg:y="13.97cm">
          <text:p text:style-name="P12">2 argmax(x) / ||x|| - 1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-0.508cm" svg:x1="5.715cm" svg:y1="12.446cm" svg:x2="2.794cm" svg:y2="15.494cm" draw:start-shape="id9" draw:start-glue-point="2" draw:end-shape="id12" svg:d="M5715 12446v1016h-2921v2032" svg:viewBox="0 0 2922 3049">
          <text:p/>
        </draw:connector>
        <draw:custom-shape draw:style-name="gr13" draw:text-style-name="P11" draw:layer="layout" svg:width="1.016cm" svg:height="0.254cm" svg:x="5.207cm" svg:y="12.573cm">
          <text:p text:style-name="P1"><text:span text:style-name="T2">softmax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2.54cm" svg:height="0.254cm" svg:x="7.366cm" svg:y="14.681cm">
          <text:p text:style-name="P1"><text:span text:style-name="T2">truncate to [-0.5, 0.5]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43cm" fo:page-height="16.2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6T10:31:17.548993649</meta:creation-date>
    <dc:date>2016-12-17T21:23:51.263302709</dc:date>
    <meta:editing-duration>PT2H13M38S</meta:editing-duration>
    <meta:editing-cycles>13</meta:editing-cycles>
    <meta:generator>LibreOffice/5.2.2.2$Linux_X86_64 LibreOffice_project/20m0$Build-2</meta:generator>
    <meta:document-statistic meta:object-count="43"/>
  </office:meta>
</office:document-meta>
</file>